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/>
      <style:text-properties fo:language="en" fo:country="GB"/>
    </style:style>
    <style:style style:name="P2" style:parent-style-name="Normal" style:family="paragraph">
      <style:paragraph-properties fo:margin-bottom="0in"/>
      <style:text-properties fo:language="en" fo:country="GB"/>
    </style:style>
    <style:style style:name="P3" style:parent-style-name="Normal" style:family="paragraph">
      <style:paragraph-properties fo:margin-bottom="0in"/>
      <style:text-properties fo:language="en" fo:country="GB"/>
    </style:style>
    <style:style style:name="P4" style:parent-style-name="Normal" style:family="paragraph">
      <style:paragraph-properties fo:margin-bottom="0in"/>
      <style:text-properties fo:language="en" fo:country="GB"/>
    </style:style>
  </office:automatic-styles>
  <office:body>
    <office:text text:use-soft-page-breaks="true">
      <text:p text:style-name="P1">Project report for week starting 17 February 2020</text:p>
      <text:p text:style-name="P2">23/03/20</text:p>
      <text:p text:style-name="P3">Shane Higgins</text:p>
      <text:p text:style-name="P4"/>
      <text:p text:style-name="Normal">This week in our project management class with Mona, we have started to work on the beginning of the presentations.</text:p>
      <text:p text:style-name="Normal"/>
      <text:p text:style-name="Normal">30/03/20</text:p>
      <text:p text:style-name="Normal">Started to design our posters in<text:s/>class with Mona. It’s been a huge help as<text:s/>it has<text:s/>got a lot of us started early working on the poster and getting our ideas down on paper.</text:p>
      <text:p text:style-name="Normal"/>
      <text:p text:style-name="Normal">Its also got me started think of the report and how I would like to get started on a draft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0%"/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HANE HIGGINS</meta:initial-creator>
    <dc:creator>SHANE HIGGINS</dc:creator>
    <meta:creation-date>2020-05-13T11:23:00Z</meta:creation-date>
    <dc:date>2020-05-13T12:14:00Z</dc:date>
    <meta:template xlink:href="Normal" xlink:type="simple"/>
    <meta:editing-cycles>5</meta:editing-cycles>
    <meta:editing-duration>PT3000S</meta:editing-duration>
    <meta:document-statistic meta:page-count="1" meta:paragraph-count="1" meta:word-count="69" meta:character-count="463" meta:row-count="3" meta:non-whitespace-character-count="395"/>
  </office:meta>
</office:document-meta>
</file>